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6.054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44cm" fo:min-width="2.294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7cm" svg:height="1.5cm" svg:x="7.4cm" svg:y="1.1cm">
          <text:p text:style-name="P1"><text:span text:style-name="T1">Edi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cm" svg:height="2.8cm" svg:x="9.3cm" svg:y="3.7cm">
          <text:p text:style-name="P1"><text:span text:style-name="T1">Has 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75cm" svg:y1="2.6cm" svg:x2="10.8cm" svg:y2="3.7cm" draw:start-shape="id1" draw:start-glue-point="2" draw:end-shape="id2" draw:end-glue-point="4" svg:d="M10750 2600l50 1100" svg:viewBox="0 0 51 1101">
          <text:p/>
        </draw:connector>
        <draw:custom-shape draw:style-name="gr4" draw:text-style-name="P1" xml:id="id3" draw:id="id3" draw:layer="layout" svg:width="2.9cm" svg:height="1.1cm" svg:x="16.1cm" svg:y="4.6cm">
          <text:p text:style-name="P3"><text:span text:style-name="T1">Redir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2.3cm" svg:y1="5.1cm" svg:x2="16.1cm" svg:y2="5.15cm" draw:start-shape="id2" draw:start-glue-point="7" draw:end-shape="id3" draw:end-glue-point="3" svg:d="M12300 5100l3800 50" svg:viewBox="0 0 3801 51">
          <text:p/>
        </draw:connector>
        <draw:custom-shape draw:style-name="gr2" draw:text-style-name="P1" xml:id="id4" draw:id="id4" draw:layer="layout" svg:width="3cm" svg:height="2.8cm" svg:x="9.306cm" svg:y="7.382cm">
          <text:p text:style-name="P1"><text:span text:style-name="T1">Has da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8cm" svg:y1="6.5cm" svg:x2="10.806cm" svg:y2="7.382cm" draw:start-shape="id2" draw:start-glue-point="6" draw:end-shape="id4" draw:end-glue-point="4" svg:d="M10800 6500l6 882" svg:viewBox="0 0 7 883">
          <text:p/>
        </draw:connector>
        <draw:custom-shape draw:style-name="gr4" draw:text-style-name="P1" xml:id="id5" draw:id="id5" draw:layer="layout" svg:width="2.9cm" svg:height="1.1cm" svg:x="16.2cm" svg:y="8.2cm">
          <text:p text:style-name="P3"><text:span text:style-name="T1">Loa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2.3cm" svg:y1="8.8cm" svg:x2="16.2cm" svg:y2="8.75cm" draw:end-shape="id5" draw:end-glue-point="3" svg:d="M12300 8800l3900-50" svg:viewBox="0 0 3901 51">
          <text:p/>
        </draw:connector>
        <draw:custom-shape draw:style-name="gr4" draw:text-style-name="P1" xml:id="id6" draw:id="id6" draw:layer="layout" svg:width="2.9cm" svg:height="1.1cm" svg:x="9.4cm" svg:y="14.4cm">
          <text:p text:style-name="P3"><text:span text:style-name="T1">Render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0.806cm" svg:y1="10.182cm" svg:x2="10.85cm" svg:y2="14.4cm" draw:start-shape="id4" draw:start-glue-point="6" draw:end-shape="id6" draw:end-glue-point="0" svg:d="M10806 10182l44 4218" svg:viewBox="0 0 45 4219">
          <text:p/>
        </draw:connector>
        <draw:custom-shape draw:style-name="gr2" draw:text-style-name="P1" xml:id="id7" draw:id="id7" draw:layer="layout" svg:width="3cm" svg:height="2.8cm" svg:x="16.1cm" svg:y="10.4cm">
          <text:p text:style-name="P1"><text:span text:style-name="T1">Got da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7.6cm" svg:y1="9.3cm" svg:x2="17.6cm" svg:y2="10.4cm" draw:end-shape="id7" draw:end-glue-point="4" svg:d="M17600 9300v1100" svg:viewBox="0 0 1 1101">
          <text:p/>
        </draw:connector>
        <draw:connector draw:style-name="gr3" draw:text-style-name="P2" draw:layer="layout" svg:x1="17.6cm" svg:y1="13.2cm" svg:x2="12.3cm" svg:y2="14.95cm" draw:start-shape="id7" draw:start-glue-point="6" draw:end-shape="id6" draw:end-glue-point="1" svg:d="M17600 13200v1750h-5300" svg:viewBox="0 0 5301 1751">
          <text:p/>
        </draw:connector>
        <draw:custom-shape draw:style-name="gr4" draw:text-style-name="P1" draw:layer="layout" svg:width="2.9cm" svg:height="1.1cm" svg:x="12.1cm" svg:y="11.3cm">
          <text:p text:style-name="P3"><text:span text:style-name="T1">Render Feed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6.1cm" svg:y1="11.8cm" svg:x2="15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9T10:36:20.490909705</meta:creation-date>
    <dc:date>2019-08-19T11:09:23.073295698</dc:date>
    <meta:editing-duration>PT2M42S</meta:editing-duration>
    <meta:editing-cycles>1</meta:editing-cycles>
    <meta:document-statistic meta:object-count="16"/>
    <meta:generator>LibreOffice/6.1.5.2$Linux_X86_64 LibreOffice_project/10$Build-2</meta:generator>
  </office:meta>
</office:document-meta>
</file>